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4.9653in" table:align="margins"/>
    </style:style>
    <style:style style:name="Table2.A" style:family="table-column">
      <style:table-column-properties style:column-width="0.3167in" style:rel-column-width="1386*"/>
    </style:style>
    <style:style style:name="Table2.B" style:family="table-column">
      <style:table-column-properties style:column-width="0.3667in" style:rel-column-width="1605*"/>
    </style:style>
    <style:style style:name="Table2.C" style:family="table-column">
      <style:table-column-properties style:column-width="6.6931in" style:rel-column-width="29309*"/>
    </style:style>
    <style:style style:name="Table2.D" style:family="table-column">
      <style:table-column-properties style:column-width="7.5896in" style:rel-column-width="3323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14.9653in" table:align="margins"/>
    </style:style>
    <style:style style:name="Table1.A" style:family="table-column">
      <style:table-column-properties style:column-width="0.3167in" style:rel-column-width="1386*"/>
    </style:style>
    <style:style style:name="Table1.B" style:family="table-column">
      <style:table-column-properties style:column-width="0.3667in" style:rel-column-width="1605*"/>
    </style:style>
    <style:style style:name="Table1.C" style:family="table-column">
      <style:table-column-properties style:column-width="5in" style:rel-column-width="21895*"/>
    </style:style>
    <style:style style:name="Table1.D" style:family="table-column">
      <style:table-column-properties style:column-width="4.5639in" style:rel-column-width="19985*"/>
    </style:style>
    <style:style style:name="Table1.E" style:family="table-column">
      <style:table-column-properties style:column-width="4.7188in" style:rel-column-width="2066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fo:language="en" fo:country="US" officeooo:paragraph-rsid="003e08d6"/>
    </style:style>
    <style:style style:name="P2" style:family="paragraph" style:parent-style-name="Standard">
      <style:text-properties fo:language="en" fo:country="US" officeooo:paragraph-rsid="003f4636"/>
    </style:style>
    <style:style style:name="P3" style:family="paragraph" style:parent-style-name="Standard">
      <style:text-properties fo:language="en" fo:country="US" officeooo:rsid="0046ff52" officeooo:paragraph-rsid="0046ff52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bold" officeooo:rsid="003e08d6" officeooo:paragraph-rsid="003e08d6" style:font-weight-asian="bold" style:font-weight-complex="bold" style:text-rotation-angle="90" style:text-rotation-scale="line-height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3e08d6" officeooo:paragraph-rsid="003e08d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42abfa" officeooo:paragraph-rsid="0042abf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text-properties fo:language="en" fo:country="US" officeooo:rsid="001353ff" officeooo:paragraph-rsid="001353ff"/>
    </style:style>
    <style:style style:name="P10" style:family="paragraph" style:parent-style-name="Table_20_Contents">
      <style:text-properties fo:language="en" fo:country="US" officeooo:rsid="001353ff" officeooo:paragraph-rsid="0023d004"/>
    </style:style>
    <style:style style:name="P11" style:family="paragraph" style:parent-style-name="Table_20_Contents">
      <style:text-properties fo:language="en" fo:country="US" officeooo:rsid="001353ff" officeooo:paragraph-rsid="00222b3d"/>
    </style:style>
    <style:style style:name="P12" style:family="paragraph" style:parent-style-name="Table_20_Contents">
      <style:text-properties fo:language="en" fo:country="US" officeooo:rsid="001353ff" officeooo:paragraph-rsid="0031ad7f"/>
    </style:style>
    <style:style style:name="P13" style:family="paragraph" style:parent-style-name="Table_20_Contents">
      <style:text-properties fo:language="en" fo:country="US" officeooo:rsid="001353ff" officeooo:paragraph-rsid="0024dd96"/>
    </style:style>
    <style:style style:name="P14" style:family="paragraph" style:parent-style-name="Table_20_Contents">
      <style:text-properties fo:language="en" fo:country="US" officeooo:rsid="001353ff" officeooo:paragraph-rsid="0031cbbe"/>
    </style:style>
    <style:style style:name="P15" style:family="paragraph" style:parent-style-name="Table_20_Contents">
      <style:text-properties fo:language="en" fo:country="US" officeooo:rsid="001353ff" officeooo:paragraph-rsid="0032ee3f"/>
    </style:style>
    <style:style style:name="P16" style:family="paragraph" style:parent-style-name="Table_20_Contents">
      <style:text-properties fo:language="en" fo:country="US" officeooo:rsid="001353ff" officeooo:paragraph-rsid="00432375"/>
    </style:style>
    <style:style style:name="P17" style:family="paragraph" style:parent-style-name="Table_20_Contents">
      <style:text-properties fo:language="en" fo:country="US" officeooo:rsid="001353ff" officeooo:paragraph-rsid="0044abdf"/>
    </style:style>
    <style:style style:name="P18" style:family="paragraph" style:parent-style-name="Table_20_Contents">
      <style:text-properties fo:language="en" fo:country="US" officeooo:rsid="001353ff" officeooo:paragraph-rsid="0044ee8a"/>
    </style:style>
    <style:style style:name="P19" style:family="paragraph" style:parent-style-name="Table_20_Contents">
      <style:text-properties fo:language="en" fo:country="US" officeooo:rsid="001353ff" officeooo:paragraph-rsid="00454831"/>
    </style:style>
    <style:style style:name="P20" style:family="paragraph" style:parent-style-name="Table_20_Contents">
      <style:text-properties fo:language="en" fo:country="US" officeooo:rsid="001353ff" officeooo:paragraph-rsid="00492408"/>
    </style:style>
    <style:style style:name="P21" style:family="paragraph" style:parent-style-name="Table_20_Contents">
      <style:text-properties fo:language="en" fo:country="US" officeooo:rsid="001353ff" officeooo:paragraph-rsid="004ae79a"/>
    </style:style>
    <style:style style:name="P22" style:family="paragraph" style:parent-style-name="Table_20_Contents">
      <style:text-properties fo:language="en" fo:country="US" officeooo:rsid="001353ff" officeooo:paragraph-rsid="004cf40e"/>
    </style:style>
    <style:style style:name="P23" style:family="paragraph" style:parent-style-name="Table_20_Contents">
      <style:text-properties fo:language="en" fo:country="US" officeooo:rsid="001353ff" officeooo:paragraph-rsid="004e6019"/>
    </style:style>
    <style:style style:name="P24" style:family="paragraph" style:parent-style-name="Table_20_Contents">
      <style:text-properties fo:language="en" fo:country="US" officeooo:rsid="001353ff" officeooo:paragraph-rsid="004ef578"/>
    </style:style>
    <style:style style:name="P25" style:family="paragraph" style:parent-style-name="Table_20_Contents">
      <style:text-properties fo:language="en" fo:country="US" officeooo:rsid="001353ff" officeooo:paragraph-rsid="0050735a"/>
    </style:style>
    <style:style style:name="P26" style:family="paragraph" style:parent-style-name="Table_20_Contents">
      <style:text-properties fo:language="en" fo:country="US" officeooo:rsid="001353ff" officeooo:paragraph-rsid="00518a4d"/>
    </style:style>
    <style:style style:name="P27" style:family="paragraph" style:parent-style-name="Table_20_Contents">
      <style:text-properties fo:language="en" fo:country="US" officeooo:rsid="001353ff" officeooo:paragraph-rsid="00546279"/>
    </style:style>
    <style:style style:name="P28" style:family="paragraph" style:parent-style-name="Table_20_Contents">
      <style:text-properties fo:language="en" fo:country="US" officeooo:rsid="001353ff" officeooo:paragraph-rsid="0056bdf4"/>
    </style:style>
    <style:style style:name="P29" style:family="paragraph" style:parent-style-name="Table_20_Contents">
      <style:text-properties fo:language="en" fo:country="US" officeooo:rsid="001353ff" officeooo:paragraph-rsid="00596e6f"/>
    </style:style>
    <style:style style:name="P30" style:family="paragraph" style:parent-style-name="Table_20_Contents">
      <style:text-properties fo:language="en" fo:country="US" officeooo:rsid="001353ff" officeooo:paragraph-rsid="005a73c7"/>
    </style:style>
    <style:style style:name="P31" style:family="paragraph" style:parent-style-name="Table_20_Contents">
      <style:text-properties fo:language="en" fo:country="US" officeooo:rsid="001353ff" officeooo:paragraph-rsid="005c6a43"/>
    </style:style>
    <style:style style:name="P32" style:family="paragraph" style:parent-style-name="Table_20_Contents">
      <style:text-properties fo:language="en" fo:country="US" officeooo:rsid="001353ff" officeooo:paragraph-rsid="0067bde5"/>
    </style:style>
    <style:style style:name="P33" style:family="paragraph" style:parent-style-name="Table_20_Contents">
      <style:text-properties fo:language="en" fo:country="US" officeooo:rsid="00222b3d" officeooo:paragraph-rsid="0023d004"/>
    </style:style>
    <style:style style:name="P34" style:family="paragraph" style:parent-style-name="Table_20_Contents">
      <style:text-properties fo:language="en" fo:country="US" officeooo:rsid="00222b3d" officeooo:paragraph-rsid="00222b3d"/>
    </style:style>
    <style:style style:name="P35" style:family="paragraph" style:parent-style-name="Table_20_Contents">
      <style:text-properties fo:language="en" fo:country="US" officeooo:rsid="00222b3d" officeooo:paragraph-rsid="0024dd96"/>
    </style:style>
    <style:style style:name="P36" style:family="paragraph" style:parent-style-name="Table_20_Contents">
      <style:text-properties fo:language="en" fo:country="US" officeooo:rsid="00454831" officeooo:paragraph-rsid="00454831"/>
    </style:style>
    <style:style style:name="P37" style:family="paragraph" style:parent-style-name="Table_20_Contents">
      <style:text-properties fo:language="en" fo:country="US" officeooo:rsid="00454831" officeooo:paragraph-rsid="00596e6f"/>
    </style:style>
    <style:style style:name="P38" style:family="paragraph" style:parent-style-name="Table_20_Contents">
      <style:text-properties fo:language="en" fo:country="US" officeooo:rsid="00454831" officeooo:paragraph-rsid="005b3531"/>
    </style:style>
    <style:style style:name="P39" style:family="paragraph" style:parent-style-name="Table_20_Contents">
      <style:text-properties fo:language="en" fo:country="US" officeooo:rsid="004cf40e" officeooo:paragraph-rsid="004cf40e"/>
    </style:style>
    <style:style style:name="P40" style:family="paragraph" style:parent-style-name="Table_20_Contents">
      <style:text-properties fo:language="en" fo:country="US" officeooo:rsid="004cf40e" officeooo:paragraph-rsid="00587f4d"/>
    </style:style>
    <style:style style:name="P41" style:family="paragraph" style:parent-style-name="Table_20_Contents">
      <style:text-properties fo:language="en" fo:country="US" officeooo:rsid="004e6019" officeooo:paragraph-rsid="004e6019"/>
    </style:style>
    <style:style style:name="P42" style:family="paragraph" style:parent-style-name="Table_20_Contents">
      <style:text-properties fo:language="en" fo:country="US" officeooo:rsid="004e6019" officeooo:paragraph-rsid="00596e6f"/>
    </style:style>
    <style:style style:name="P43" style:family="paragraph" style:parent-style-name="Table_20_Contents">
      <style:text-properties fo:language="en" fo:country="US" officeooo:rsid="004e6019" officeooo:paragraph-rsid="005c6a43"/>
    </style:style>
    <style:style style:name="P44" style:family="paragraph" style:parent-style-name="Table_20_Contents">
      <style:text-properties fo:language="en" fo:country="US" officeooo:rsid="0050735a" officeooo:paragraph-rsid="0050735a"/>
    </style:style>
    <style:style style:name="P45" style:family="paragraph" style:parent-style-name="Table_20_Contents">
      <style:text-properties fo:language="en" fo:country="US" officeooo:rsid="004a3e8e" officeooo:paragraph-rsid="00546279"/>
    </style:style>
    <style:style style:name="P46" style:family="paragraph" style:parent-style-name="Table_20_Contents">
      <style:text-properties fo:language="en" fo:country="US" officeooo:rsid="00546279" officeooo:paragraph-rsid="00546279"/>
    </style:style>
    <style:style style:name="P47" style:family="paragraph" style:parent-style-name="Table_20_Contents">
      <style:text-properties fo:language="en" fo:country="US" officeooo:rsid="00546279" officeooo:paragraph-rsid="00552a8e"/>
    </style:style>
    <style:style style:name="P48" style:family="paragraph" style:parent-style-name="Table_20_Contents">
      <style:text-properties fo:language="en" fo:country="US" officeooo:rsid="00552a8e" officeooo:paragraph-rsid="00552a8e"/>
    </style:style>
    <style:style style:name="P49" style:family="paragraph" style:parent-style-name="Table_20_Contents">
      <style:text-properties fo:language="en" fo:country="US" officeooo:rsid="00596e6f" officeooo:paragraph-rsid="00596e6f"/>
    </style:style>
    <style:style style:name="P50" style:family="paragraph" style:parent-style-name="Table_20_Contents">
      <style:text-properties fo:language="en" fo:country="US" officeooo:rsid="005b3531" officeooo:paragraph-rsid="005b3531"/>
    </style:style>
    <style:style style:name="P51" style:family="paragraph" style:parent-style-name="Table_20_Contents">
      <style:text-properties officeooo:rsid="004a3e8e" officeooo:paragraph-rsid="004a3e8e"/>
    </style:style>
    <style:style style:name="P52" style:family="paragraph" style:parent-style-name="Standard">
      <style:paragraph-properties fo:break-before="page"/>
      <style:text-properties fo:language="en" fo:country="US" officeooo:rsid="0046ff52" officeooo:paragraph-rsid="0046ff52"/>
    </style:style>
    <style:style style:name="P53" style:family="paragraph" style:parent-style-name="Standard">
      <style:text-properties fo:language="en" fo:country="US" officeooo:paragraph-rsid="006b2549"/>
    </style:style>
    <style:style style:name="T1" style:family="text">
      <style:text-properties officeooo:rsid="00134d01"/>
    </style:style>
    <style:style style:name="T2" style:family="text">
      <style:text-properties fo:font-weight="bold" officeooo:rsid="002c2a2e" style:font-weight-asian="bold" style:font-weight-complex="bold"/>
    </style:style>
    <style:style style:name="T3" style:family="text">
      <style:text-properties officeooo:rsid="001353ff"/>
    </style:style>
    <style:style style:name="T4" style:family="text">
      <style:text-properties officeooo:rsid="001517c0"/>
    </style:style>
    <style:style style:name="T5" style:family="text">
      <style:text-properties officeooo:rsid="00181c02"/>
    </style:style>
    <style:style style:name="T6" style:family="text">
      <style:text-properties officeooo:rsid="0024dd96"/>
    </style:style>
    <style:style style:name="T7" style:family="text">
      <style:text-properties officeooo:rsid="00277a8c"/>
    </style:style>
    <style:style style:name="T8" style:family="text">
      <style:text-properties officeooo:rsid="00294049"/>
    </style:style>
    <style:style style:name="T9" style:family="text">
      <style:text-properties officeooo:rsid="002a8ed7"/>
    </style:style>
    <style:style style:name="T10" style:family="text">
      <style:text-properties officeooo:rsid="002c2a2e"/>
    </style:style>
    <style:style style:name="T11" style:family="text">
      <style:text-properties officeooo:rsid="002ffc7c"/>
    </style:style>
    <style:style style:name="T12" style:family="text">
      <style:text-properties officeooo:rsid="0031ad7f"/>
    </style:style>
    <style:style style:name="T13" style:family="text">
      <style:text-properties officeooo:rsid="0031cbbe"/>
    </style:style>
    <style:style style:name="T14" style:family="text">
      <style:text-properties officeooo:rsid="00368d3b"/>
    </style:style>
    <style:style style:name="T15" style:family="text">
      <style:text-properties officeooo:rsid="00432375"/>
    </style:style>
    <style:style style:name="T16" style:family="text">
      <style:text-properties officeooo:rsid="0044abdf"/>
    </style:style>
    <style:style style:name="T17" style:family="text">
      <style:text-properties officeooo:rsid="00454831"/>
    </style:style>
    <style:style style:name="T18" style:family="text">
      <style:text-properties officeooo:rsid="00492408"/>
    </style:style>
    <style:style style:name="T19" style:family="text">
      <style:text-properties officeooo:rsid="004b8e08"/>
    </style:style>
    <style:style style:name="T20" style:family="text">
      <style:text-properties officeooo:rsid="004be109"/>
    </style:style>
    <style:style style:name="T21" style:family="text">
      <style:text-properties officeooo:rsid="004ef578"/>
    </style:style>
    <style:style style:name="T22" style:family="text">
      <style:text-properties officeooo:rsid="00552a8e"/>
    </style:style>
    <style:style style:name="T23" style:family="text">
      <style:text-properties officeooo:rsid="0065c139"/>
    </style:style>
    <style:style style:name="T24" style:family="text">
      <style:text-properties officeooo:rsid="006b25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4">If some command was read, and it contains at least one argument. PC points to it’s first word. What should we do next?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3880126299520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6">Read value only</text:p>
          </table:table-cell>
          <table:table-cell table:style-name="Table2.D1" office:value-type="string">
            <text:p text:style-name="P6">Read address to jump</text:p>
          </table:table-cell>
        </table:table-row>
        <table:table-row table:style-name="TableLine93880126671520">
          <table:table-cell table:style-name="Table2.A2" table:number-rows-spanned="4" office:value-type="string">
            <text:p text:style-name="P5">Addressing</text:p>
          </table:table-cell>
          <table:table-cell table:style-name="Table2.A2" office:value-type="string">
            <text:p text:style-name="P5">Constant</text:p>
          </table:table-cell>
          <table:table-cell table:style-name="Table2.C5" office:value-type="string">
            <text:p text:style-name="P9">Address Bus := PC, Mode := Read, <text:span text:style-name="T4">PC++</text:span></text:p>
            <text:p text:style-name="P9">TICK</text:p>
            <text:p text:style-name="P9">Reg A := Data Bus</text:p>
          </table:table-cell>
          <table:table-cell table:style-name="Table2.D2" office:value-type="string">
            <text:p text:style-name="P10">Address Bus := PC, Mode := Read, <text:span text:style-name="T8">(</text:span><text:span text:style-name="T4">PC++</text:span><text:span text:style-name="T8">)</text:span></text:p>
            <text:p text:style-name="P33">TICK</text:p>
            <text:p text:style-name="P33"><text:span text:style-name="T7">PC </text:span>:= Data Bus</text:p>
          </table:table-cell>
        </table:table-row>
        <table:table-row table:style-name="TableLine93880126674384">
          <table:covered-table-cell/>
          <table:table-cell table:style-name="Table2.A2" office:value-type="string">
            <text:p text:style-name="P5">Register</text:p>
          </table:table-cell>
          <table:table-cell table:style-name="Table2.C5" office:value-type="string">
            <text:p text:style-name="P9">Address Bus := PC, Mode := Read, <text:span text:style-name="T4">PC++</text:span></text:p>
            <text:p text:style-name="P9">TICK</text:p>
            <text:p text:style-name="P9">Reg A := <text:span text:style-name="T11">Reg[</text:span>Data Bus<text:span text:style-name="T11">]</text:span></text:p>
          </table:table-cell>
          <table:table-cell table:style-name="Table2.D3" office:value-type="string">
            <text:p text:style-name="P11">Address Bus := PC, Mode := Read, <text:span text:style-name="T8">(</text:span><text:span text:style-name="T4">PC++</text:span><text:span text:style-name="T8">)</text:span></text:p>
            <text:p text:style-name="P34">TICK</text:p>
            <text:p text:style-name="P34"><text:span text:style-name="T7">PC</text:span> := Reg[Data Bus]</text:p>
          </table:table-cell>
        </table:table-row>
        <table:table-row table:style-name="TableLine93880126675984">
          <table:covered-table-cell/>
          <table:table-cell table:style-name="Table2.A2" office:value-type="string">
            <text:p text:style-name="P5">Direct</text:p>
          </table:table-cell>
          <table:table-cell table:style-name="Table2.C5" office:value-type="string">
            <text:p text:style-name="P12">Address Bus := PC, Mode := Read, <text:span text:style-name="T4">PC++</text:span></text:p>
            <text:p text:style-name="P12">TICK</text:p>
            <text:p text:style-name="P12">Address Bus := <text:span text:style-name="T12">Data Bus</text:span>, Mode := Read</text:p>
            <text:p text:style-name="P12">TICK</text:p>
            <text:p text:style-name="P12">Reg A := Data Bus</text:p>
          </table:table-cell>
          <table:table-cell table:style-name="Table2.D4" office:value-type="string">
            <text:p text:style-name="P13">Address Bus := PC, Mode := Read, <text:span text:style-name="T9">(</text:span><text:span text:style-name="T4">PC++</text:span><text:span text:style-name="T9">)</text:span></text:p>
            <text:p text:style-name="P35">TICK</text:p>
            <text:p text:style-name="P13">Address Bus := <text:span text:style-name="T6">Data Bus</text:span>, Mode := Read</text:p>
            <text:p text:style-name="P35">TICK</text:p>
            <text:p text:style-name="P35"><text:span text:style-name="T7">PC</text:span> := Data Bus</text:p>
          </table:table-cell>
        </table:table-row>
        <table:table-row table:style-name="TableLine93880126677984">
          <table:covered-table-cell/>
          <table:table-cell table:style-name="Table2.A2" office:value-type="string">
            <text:p text:style-name="P5">Register Indirect</text:p>
          </table:table-cell>
          <table:table-cell table:style-name="Table2.C5" office:value-type="string">
            <text:p text:style-name="P14">Address Bus := PC, Mode := Read, <text:span text:style-name="T4">PC++</text:span></text:p>
            <text:p text:style-name="P14">TICK</text:p>
            <text:p text:style-name="P14">Address Bus := <text:span text:style-name="T13">Reg[Data Bus]</text:span>, Mode := Read</text:p>
            <text:p text:style-name="P15">TICK</text:p>
            <text:p text:style-name="P15">Reg A := Data Bus</text:p>
          </table:table-cell>
          <table:table-cell table:style-name="Table2.D5" office:value-type="string">
            <text:p text:style-name="P13">Address Bus := PC, Mode := Read, <text:span text:style-name="T9">(</text:span><text:span text:style-name="T4">PC++</text:span><text:span text:style-name="T9">)</text:span></text:p>
            <text:p text:style-name="P35">TICK</text:p>
            <text:p text:style-name="P13">Address Bus := <text:span text:style-name="T14">Reg[</text:span><text:span text:style-name="T6">Data Bus</text:span><text:span text:style-name="T14">]</text:span>, Mode := Read</text:p>
            <text:p text:style-name="P35">TICK</text:p>
            <text:p text:style-name="P35"><text:span text:style-name="T7">PC</text:span> := Data Bus</text:p>
          </table:table-cell>
        </table:table-row>
      </table:table>
      <text:p text:style-name="P2"/>
      <text:p text:style-name="P53"><text:span text:style-name="T24">If the command we get is the conditional jump, and condition is not satisfied, we should immediately go to reading next command!</text:span></text:p>
      <text:p text:style-name="P2"/>
      <text:p text:style-name="P3"/>
      <text:p text:style-name="P52">Reading second argument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Line93880126683696">
            <table:table-cell table:style-name="Table1.A1" table:number-rows-spanned="2" table:number-columns-spanned="2" office:value-type="string">
              <text:p text:style-name="P4"/>
            </table:table-cell>
            <table:covered-table-cell/>
            <table:table-cell table:style-name="Table1.C1" table:number-columns-spanned="3" office:value-type="string">
              <text:p text:style-name="P7">Command type</text:p>
            </table:table-cell>
            <table:covered-table-cell/>
            <table:covered-table-cell/>
          </table:table-row>
          <table:table-row table:style-name="TableLine93880126515616">
            <table:covered-table-cell/>
            <table:covered-table-cell/>
            <table:table-cell table:style-name="Table1.C2" office:value-type="string">
              <text:p text:style-name="P8">READ_1_VALUE_AND_WRITE_TO_2ND</text:p>
            </table:table-cell>
            <table:table-cell table:style-name="Table1.C2" office:value-type="string">
              <text:p text:style-name="P8">READ_2_VALUES</text:p>
            </table:table-cell>
            <table:table-cell table:style-name="Table1.E2" office:value-type="string">
              <text:p text:style-name="P8">READ_2_VALUES_AND_WRITE_TO_2ND</text:p>
            </table:table-cell>
          </table:table-row>
        </table:table-header-rows>
        <table:table-row table:style-name="TableLine93880126518496">
          <table:table-cell table:style-name="Table1.A3" table:number-rows-spanned="4" office:value-type="string">
            <text:p text:style-name="P5">Addressing</text:p>
          </table:table-cell>
          <table:table-cell table:style-name="Table1.A3" office:value-type="string">
            <text:p text:style-name="P5">Constant</text:p>
          </table:table-cell>
          <table:table-cell table:style-name="Table1.C2" office:value-type="string">
            <text:p text:style-name="P47">Reg Address := PC</text:p>
            <text:p text:style-name="P48">PC++</text:p>
            <text:p text:style-name="P51"/>
            <text:p text:style-name="P51"># after executing the command</text:p>
            <text:p text:style-name="P21">Address Bus := <text:span text:style-name="T22">Reg Address</text:span>, <text:span text:style-name="T19">Data Bus := Reg B, </text:span>Mode := <text:span text:style-name="T20">Write</text:span></text:p>
            <text:p text:style-name="P21">TICK</text:p>
          </table:table-cell>
          <table:table-cell table:style-name="Table1.C2" office:value-type="string">
            <text:p text:style-name="P16">Address Bus := PC, Mode := Read, <text:span text:style-name="T4">PC++</text:span></text:p>
            <text:p text:style-name="P16">TICK</text:p>
            <text:p text:style-name="P16">Reg <text:span text:style-name="T15">B</text:span> := Data Bus</text:p>
          </table:table-cell>
          <table:table-cell table:style-name="Table1.E2" office:value-type="string">
            <text:p text:style-name="P46">Reg Address := PC</text:p>
            <text:p text:style-name="P26">Address Bus := PC, Mode := Read, <text:span text:style-name="T4">PC++</text:span></text:p>
            <text:p text:style-name="P26">TICK</text:p>
            <text:p text:style-name="P26">Reg <text:span text:style-name="T15">B</text:span> := Data Bus</text:p>
            <text:p text:style-name="P26"/>
            <text:p text:style-name="P45"># after executing the command</text:p>
            <text:p text:style-name="P27">Address Bus := <text:span text:style-name="T21">Reg Address, Data Bus := Reg B</text:span>, Mode := <text:span text:style-name="T21">Write</text:span></text:p>
            <text:p text:style-name="P27">TICK</text:p>
          </table:table-cell>
        </table:table-row>
        <table:table-row table:style-name="TableLine93880126538880">
          <table:covered-table-cell/>
          <table:table-cell table:style-name="Table1.A3" office:value-type="string">
            <text:p text:style-name="P5">Register</text:p>
          </table:table-cell>
          <table:table-cell table:style-name="Table1.C2" office:value-type="string">
            <text:p text:style-name="P22">Address Bus := PC, Mode := Read, <text:span text:style-name="T4">PC++</text:span></text:p>
            <text:p text:style-name="P22">TICK</text:p>
            <text:p text:style-name="P39">Reg Address := Data Bus</text:p>
            <text:p text:style-name="P39"/>
            <text:p text:style-name="P39"># after executing the command</text:p>
            <text:p text:style-name="P39"><text:bookmark-start text:name="__DdeLink__206_3068097312"/>Reg[Reg Address] := Reg B<text:bookmark-end text:name="__DdeLink__206_3068097312"/></text:p>
          </table:table-cell>
          <table:table-cell table:style-name="Table1.C2" office:value-type="string">
            <text:p text:style-name="P17">Address Bus := PC, Mode := Read, <text:span text:style-name="T4">PC++</text:span></text:p>
            <text:p text:style-name="P17">TICK</text:p>
            <text:p text:style-name="P17">Reg <text:span text:style-name="T15">B</text:span> := <text:span text:style-name="T16">Reg[</text:span>Data Bus<text:span text:style-name="T16">]</text:span></text:p>
          </table:table-cell>
          <table:table-cell table:style-name="Table1.E2" office:value-type="string">
            <text:p text:style-name="P28">Address Bus := PC, Mode := Read, <text:span text:style-name="T4">PC++</text:span></text:p>
            <text:p text:style-name="P28">TICK</text:p>
            <text:p text:style-name="P28"><text:bookmark-start text:name="__DdeLink__210_3068097312"/>Reg <text:span text:style-name="T15">B</text:span> := <text:span text:style-name="T16">Reg[</text:span>Data Bus<text:span text:style-name="T16">]</text:span><text:bookmark-end text:name="__DdeLink__210_3068097312"/></text:p>
            <text:p text:style-name="P40">Reg Address := Data Bus</text:p>
            <text:p text:style-name="P40"/>
            <text:p text:style-name="P40"># after executing the command</text:p>
            <text:p text:style-name="P40">Reg[Reg Address] := Reg B</text:p>
          </table:table-cell>
        </table:table-row>
        <table:table-row table:style-name="TableLine93880126540544">
          <table:covered-table-cell/>
          <table:table-cell table:style-name="Table1.A3" office:value-type="string">
            <text:p text:style-name="P5">Direct</text:p>
          </table:table-cell>
          <table:table-cell table:style-name="Table1.C2" office:value-type="string">
            <text:p text:style-name="P23">Address Bus := PC, Mode := Read, <text:span text:style-name="T4">PC++</text:span></text:p>
            <text:p text:style-name="P23">TICK</text:p>
            <text:p text:style-name="P41">Reg Address := Data Bus</text:p>
            <text:p text:style-name="P41"/>
            <text:p text:style-name="P41"># after executing the command</text:p>
            <text:p text:style-name="P24"><text:bookmark-start text:name="__DdeLink__208_3068097312"/>Address Bus := <text:span text:style-name="T21">Reg Address, Data Bus := Reg B</text:span>, Mode := <text:span text:style-name="T21">Write</text:span></text:p>
            <text:p text:style-name="P24">TICK<text:bookmark-end text:name="__DdeLink__208_3068097312"/></text:p>
          </table:table-cell>
          <table:table-cell table:style-name="Table1.C2" office:value-type="string">
            <text:p text:style-name="P18">Address Bus := PC, Mode := Read, <text:span text:style-name="T4">PC++</text:span></text:p>
            <text:p text:style-name="P18">TICK</text:p>
            <text:p text:style-name="P19">Address Bus := <text:span text:style-name="T17">Data Bus</text:span>, Mode := Read</text:p>
            <text:p text:style-name="P36">TICK</text:p>
            <text:p text:style-name="P36">Reg B := Data Bus</text:p>
          </table:table-cell>
          <table:table-cell table:style-name="Table1.E2" office:value-type="string">
            <text:p text:style-name="P29">Address Bus := PC, Mode := Read, <text:span text:style-name="T4">PC++</text:span></text:p>
            <text:p text:style-name="P29">TICK</text:p>
            <text:p text:style-name="P49">Reg Address := Data Bus</text:p>
            <text:p text:style-name="P30">Address Bus := <text:span text:style-name="T23">Data Bus</text:span>, Mode := Read</text:p>
            <text:p text:style-name="P37">TICK</text:p>
            <text:p text:style-name="P37">Reg B := Data Bus</text:p>
            <text:p text:style-name="P42"/>
            <text:p text:style-name="P42"># after executing the command</text:p>
            <text:p text:style-name="P29">Address Bus := <text:span text:style-name="T21">Reg Address, Data Bus := Reg B</text:span>, Mode := <text:span text:style-name="T21">Write</text:span></text:p>
            <text:p text:style-name="P29">TICK</text:p>
          </table:table-cell>
        </table:table-row>
        <table:table-row table:style-name="TableLine93880126542672">
          <table:covered-table-cell/>
          <table:table-cell table:style-name="Table1.A3" office:value-type="string">
            <text:p text:style-name="P5">Register Indirect</text:p>
          </table:table-cell>
          <table:table-cell table:style-name="Table1.C2" office:value-type="string">
            <text:p text:style-name="P25">Address Bus := PC, Mode := Read, <text:span text:style-name="T4">PC++</text:span></text:p>
            <text:p text:style-name="P25">TICK</text:p>
            <text:p text:style-name="P44">Reg Address := Reg[Data Bus]</text:p>
            <text:p text:style-name="P44"/>
            <text:p text:style-name="P44"># after executing the command</text:p>
            <text:p text:style-name="P25">Address Bus := <text:span text:style-name="T21">Reg Address, Data Bus := Reg B</text:span>, Mode := <text:span text:style-name="T21">Write</text:span></text:p>
            <text:p text:style-name="P25">TICK</text:p>
          </table:table-cell>
          <table:table-cell table:style-name="Table1.C2" office:value-type="string">
            <text:p text:style-name="P18">Address Bus := PC, Mode := Read, <text:span text:style-name="T4">PC++</text:span></text:p>
            <text:p text:style-name="P20">TICK</text:p>
            <text:p text:style-name="P20">Address Bus := <text:span text:style-name="T13">Reg[Data Bus]</text:span>, Mode := Read</text:p>
            <text:p text:style-name="P20">TICK</text:p>
            <text:p text:style-name="P20">Reg <text:span text:style-name="T18">B </text:span>:= Data Bus</text:p>
          </table:table-cell>
          <table:table-cell table:style-name="Table1.E2" office:value-type="string">
            <text:p text:style-name="P30">Address Bus := PC, Mode := Read, <text:span text:style-name="T4">PC++</text:span></text:p>
            <text:p text:style-name="P30">TICK</text:p>
            <text:p text:style-name="P50">Reg Address := <text:span text:style-name="T13">Reg[Data Bus]</text:span></text:p>
            <text:p text:style-name="P32">Address Bus := <text:span text:style-name="T13">Reg[Data Bus]</text:span>, Mode := Read</text:p>
            <text:p text:style-name="P38">TICK</text:p>
            <text:p text:style-name="P31">Reg <text:span text:style-name="T18">B </text:span>:= Data Bus</text:p>
            <text:p text:style-name="P43"/>
            <text:p text:style-name="P43"># after executing the command</text:p>
            <text:p text:style-name="P31">Address Bus := <text:span text:style-name="T21">Reg Address, Data Bus := Reg B</text:span>, Mode := <text:span text:style-name="T21">Write</text:span></text:p>
            <text:p text:style-name="P31">TICK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3T01:42:55.523608756</meta:creation-date>
    <dc:date>2022-03-06T23:25:37.142649944</dc:date>
    <meta:editing-duration>P1DT3H50M33S</meta:editing-duration>
    <meta:editing-cycles>68</meta:editing-cycles>
    <meta:generator>LibreOffice/7.0.4.2$Linux_X86_64 LibreOffice_project/00$Build-2</meta:generator>
    <meta:document-statistic meta:table-count="2" meta:image-count="0" meta:object-count="0" meta:page-count="2" meta:paragraph-count="120" meta:word-count="564" meta:character-count="2754" meta:non-whitespace-character-count="2310"/>
  </office:meta>
</office:document-meta>
</file>